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AE000000DB8581F5B0.png" manifest:media-type=""/>
  <manifest:file-entry manifest:full-path="Pictures/1000020100000100000001009C639B04.png" manifest:media-type=""/>
  <manifest:file-entry manifest:full-path="Pictures/10000000000003E8000003E8AE6936D5.jpg" manifest:media-type=""/>
  <manifest:file-entry manifest:full-path="Pictures/10000000000001300000013524C30893.jpg" manifest:media-type=""/>
  <manifest:file-entry manifest:full-path="Pictures/10000000000001F4000001F440C4A3D7.jpg" manifest:media-type=""/>
  <manifest:file-entry manifest:full-path="Pictures/10000000000001C200000137FACF3C3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fo:min-height="1.27cm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fo:min-height="1.02cm"/>
    </style:style>
    <style:style style:name="gr9" style:family="graphic" style:parent-style-name="standard">
      <style:graphic-properties draw:stroke="none" draw:stroke-dash="Fine_20_Dashed_20__28_var_29_" svg:stroke-color="#000000" draw:fill="none" draw:fill-color="#ffffff" fo:min-height="1.397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stroke="dash" draw:stroke-dash="Fine_20_Dashed_20__28_var_29_" draw:fill="none" draw:textarea-vertical-align="middle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fo:min-height="6.477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0000ff"/>
    </style:style>
    <style:style style:name="T1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4.038cm" draw:transform="rotate (1.5707963267949) translate (11.161cm 8.01cm)">
          <draw:image xlink:href="Pictures/10000000000001C200000137FACF3C32.jpg" xlink:type="simple" xlink:show="embed" xlink:actuate="onLoad">
            <text:p/>
          </draw:image>
        </draw:frame>
        <draw:frame draw:style-name="gr2" draw:text-style-name="P1" draw:layer="layout" svg:width="6.233cm" svg:height="6.233cm" svg:x="19.151cm" svg:y="7.721cm">
          <draw:image xlink:href="Pictures/10000000000001F4000001F440C4A3D7.jpg" xlink:type="simple" xlink:show="embed" xlink:actuate="onLoad">
            <text:p/>
          </draw:image>
        </draw:frame>
        <draw:frame draw:style-name="gr3" draw:layer="layout" svg:width="7.112cm" svg:height="1.012cm" svg:x="18.78cm" svg:y="13.958cm">
          <draw:text-box>
            <text:p>Route - FWR171-3G</text:p>
          </draw:text-box>
        </draw:frame>
        <draw:g>
          <draw:frame draw:style-name="gr1" draw:text-style-name="P1" draw:layer="layout" svg:width="4.127cm" svg:height="4.195cm" svg:x="11.351cm" svg:y="9.382cm">
            <draw:image xlink:href="Pictures/10000000000001300000013524C30893.jpg" xlink:type="simple" xlink:show="embed" xlink:actuate="onLoad">
              <text:p/>
            </draw:image>
          </draw:frame>
          <draw:frame draw:style-name="gr4" draw:layer="layout" svg:width="3.302cm" svg:height="1.27cm" svg:x="11.668cm" svg:y="13.7cm">
            <draw:text-box>
              <text:p>USB Hub</text:p>
            </draw:text-box>
          </draw:frame>
        </draw:g>
        <draw:frame draw:style-name="gr5" draw:layer="layout" svg:width="6.858cm" svg:height="0.962cm" svg:x="16.113cm" svg:y="4.937cm">
          <draw:text-box>
            <text:p>Arduino</text:p>
          </draw:text-box>
        </draw:frame>
        <draw:g>
          <draw:frame draw:style-name="gr1" draw:text-style-name="P1" draw:layer="layout" svg:width="5.202cm" svg:height="5.202cm" svg:x="2.402cm" svg:y="9.647cm">
            <draw:image xlink:href="Pictures/10000000000003E8000003E8AE6936D5.jpg" xlink:type="simple" xlink:show="embed" xlink:actuate="onLoad">
              <text:p/>
            </draw:image>
          </draw:frame>
          <draw:frame draw:style-name="gr6" draw:layer="layout" svg:width="4.826cm" svg:height="1.143cm" svg:x="2.651cm" svg:y="14.335cm">
            <draw:text-box>
              <text:p>USB Camera</text:p>
            </draw:text-box>
          </draw:frame>
        </draw:g>
        <draw:frame draw:style-name="gr1" draw:text-style-name="P1" draw:layer="layout" svg:width="5.588cm" svg:height="4.445cm" svg:x="29.638cm" svg:y="18.06cm">
          <draw:image xlink:href="Pictures/1000020100000100000001009C639B04.png" xlink:type="simple" xlink:show="embed" xlink:actuate="onLoad">
            <text:p/>
          </draw:image>
        </draw:frame>
        <draw:frame draw:style-name="gr1" draw:text-style-name="P1" draw:layer="layout" svg:width="9.34cm" svg:height="4.756cm" svg:x="17.758cm" svg:y="17.83cm">
          <draw:image xlink:href="Pictures/10000201000001AE000000DB8581F5B0.png" xlink:type="simple" xlink:show="embed" xlink:actuate="onLoad">
            <text:p/>
          </draw:image>
        </draw:frame>
        <draw:frame draw:style-name="gr7" draw:layer="layout" svg:width="5.969cm" svg:height="1.52cm" svg:x="20.24cm" svg:y="22.713cm">
          <draw:text-box>
            <text:p>Android Phone</text:p>
          </draw:text-box>
        </draw:frame>
        <draw:frame draw:style-name="gr8" draw:layer="layout" svg:width="4.064cm" svg:height="1.27cm" svg:x="30.654cm" svg:y="22.867cm">
          <draw:text-box>
            <text:p>Notebook</text:p>
          </draw:text-box>
        </draw:frame>
        <draw:frame draw:style-name="gr9" draw:text-style-name="P2" draw:layer="layout" svg:width="3.683cm" svg:height="1.647cm" svg:x="26.4cm" svg:y="15.732cm">
          <draw:text-box>
            <text:p><text:span text:style-name="T1">WiFi</text:span></text:p>
          </draw:text-box>
        </draw:frame>
        <draw:line draw:style-name="gr10" draw:text-style-name="P1" draw:layer="layout" svg:x1="12.43cm" svg:y1="8.112cm" svg:x2="12.43cm" svg:y2="10.398cm">
          <text:p/>
        </draw:line>
        <draw:line draw:style-name="gr10" draw:text-style-name="P1" draw:layer="layout" svg:x1="6.715cm" svg:y1="11.949cm" svg:x2="11.414cm" svg:y2="11.949cm">
          <text:p/>
        </draw:line>
        <draw:line draw:style-name="gr10" draw:text-style-name="P1" draw:layer="layout" svg:x1="15.605cm" svg:y1="12.049cm" svg:x2="18.907cm" svg:y2="12.049cm">
          <text:p/>
        </draw:line>
        <draw:frame draw:style-name="gr1" draw:text-style-name="P1" draw:layer="layout" svg:width="6.233cm" svg:height="6.233cm" svg:x="31.469cm" svg:y="7.594cm">
          <draw:image xlink:href="Pictures/10000000000001F4000001F440C4A3D7.jpg" xlink:type="simple" xlink:show="embed" xlink:actuate="onLoad">
            <text:p/>
          </draw:image>
        </draw:frame>
        <draw:frame draw:style-name="gr3" draw:layer="layout" svg:width="7.112cm" svg:height="1.012cm" svg:x="31.099cm" svg:y="13.831cm">
          <draw:text-box>
            <text:p>Route - FWR171-3G</text:p>
          </draw:text-box>
        </draw:frame>
        <draw:frame draw:style-name="gr2" draw:text-style-name="P1" draw:layer="layout" svg:width="5.202cm" svg:height="5.202cm" svg:x="42.402cm" svg:y="9.266cm">
          <draw:image xlink:href="Pictures/10000000000003E8000003E8AE6936D5.jpg" xlink:type="simple" xlink:show="embed" xlink:actuate="onLoad">
            <text:p/>
          </draw:image>
        </draw:frame>
        <draw:frame draw:style-name="gr6" draw:layer="layout" svg:width="4.826cm" svg:height="1.143cm" svg:x="42.651cm" svg:y="13.954cm">
          <draw:text-box>
            <text:p>USB Camera</text:p>
          </draw:text-box>
        </draw:frame>
        <draw:frame draw:style-name="gr1" draw:text-style-name="P1" draw:layer="layout" svg:width="5.842cm" svg:height="4.038cm" draw:transform="rotate (1.5707963267949) translate (31.354cm 8.366cm)">
          <draw:image xlink:href="Pictures/10000000000001C200000137FACF3C32.jpg" xlink:type="simple" xlink:show="embed" xlink:actuate="onLoad">
            <text:p/>
          </draw:image>
        </draw:frame>
        <draw:frame draw:style-name="gr5" draw:layer="layout" svg:width="3.81cm" svg:height="0.962cm" svg:x="36.306cm" svg:y="5.293cm">
          <draw:text-box>
            <text:p>Arduino</text:p>
          </draw:text-box>
        </draw:frame>
        <draw:line draw:style-name="gr10" draw:text-style-name="P1" draw:layer="layout" svg:x1="32.623cm" svg:y1="8.366cm" svg:x2="32.623cm" svg:y2="10.017cm">
          <text:p/>
        </draw:line>
        <draw:line draw:style-name="gr10" draw:text-style-name="P1" draw:layer="layout" svg:x1="38.084cm" svg:y1="11.414cm" svg:x2="42.91cm" svg:y2="11.414cm">
          <text:p/>
        </draw:line>
        <draw:frame draw:style-name="gr5" draw:text-style-name="P3" draw:layer="layout" svg:width="3.048cm" svg:height="0.962cm" svg:x="30.083cm" svg:y="8.801cm">
          <draw:text-box>
            <text:p text:style-name="P3">UART</text:p>
          </draw:text-box>
        </draw:frame>
        <draw:frame draw:style-name="gr5" draw:text-style-name="P3" draw:layer="layout" svg:width="3.048cm" svg:height="0.962cm" svg:x="13.192cm" svg:y="8.62cm">
          <draw:text-box>
            <text:p text:style-name="P3"><text:span text:style-name="T2">USB</text:span></text:p>
          </draw:text-box>
        </draw:frame>
        <draw:line draw:style-name="gr11" draw:text-style-name="P1" draw:layer="layout" svg:x1="27.543cm" svg:y1="1.889cm" svg:x2="27.543cm" svg:y2="14.716cm">
          <text:p/>
        </draw:line>
        <draw:frame draw:style-name="gr12" draw:layer="layout" svg:width="8.128cm" svg:height="6.727cm" svg:x="1.508cm" svg:y="1.889cm">
          <draw:text-box>
            <text:p>Option 1</text:p>
            <text:p>Use a USB hub to extend USB ports, and connect Arduino through USB</text:p>
          </draw:text-box>
        </draw:frame>
        <draw:frame draw:style-name="gr12" draw:layer="layout" svg:width="8.128cm" svg:height="6.727cm" svg:x="40.878cm" svg:y="1.762cm">
          <draw:text-box>
            <text:p>Option 2</text:p>
            <text:p>Use a internal UART of the route, and connect Arduino through UART. This is a hard way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.638cm" fo:page-height="25.7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ihui Xiong</meta:initial-creator>
    <meta:creation-date>2012-09-04T11:26:54</meta:creation-date>
    <dc:date>2013-01-21T15:46:01</dc:date>
    <meta:editing-duration>PT2H45M24S</meta:editing-duration>
    <meta:editing-cycles>5</meta:editing-cycles>
    <meta:generator>LibreOffice/3.6$Linux_x86 LibreOffice_project/360m1$Build-2</meta:generator>
    <meta:document-statistic meta:object-count="31"/>
  </office:meta>
</office:document-meta>
</file>